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egoe UI1" svg:font-family="'Segoe UI', 'Segoe UI Web (West European)', 'Segoe UI', apple-system, BlinkMacSystemFont, Roboto, 'Helvetica Neue', sans-serif"/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51e8" officeooo:paragraph-rsid="001d51e8"/>
    </style:style>
    <style:style style:name="P2" style:family="paragraph" style:parent-style-name="Standard">
      <style:text-properties officeooo:rsid="00200f7b" officeooo:paragraph-rsid="00200f7b"/>
    </style:style>
    <style:style style:name="P3" style:family="paragraph" style:parent-style-name="Standard">
      <style:paragraph-properties fo:orphans="2" fo:widows="2"/>
      <style:text-properties fo:font-variant="normal" fo:text-transform="none" style:font-name="Segoe UI" fo:font-size="12pt" fo:letter-spacing="normal" fo:font-style="normal" fo:font-weight="normal"/>
    </style:style>
    <style:style style:name="P4" style:family="paragraph" style:parent-style-name="Standard">
      <style:paragraph-properties fo:orphans="2" fo:widows="2"/>
      <style:text-properties fo:font-variant="normal" fo:text-transform="none" style:font-name="Segoe UI" fo:font-size="12pt" fo:letter-spacing="normal" fo:font-style="normal" fo:font-weight="bold"/>
    </style:style>
    <style:style style:name="P5" style:family="paragraph" style:parent-style-name="Standard">
      <style:text-properties fo:font-variant="normal" fo:text-transform="none" style:font-name="Segoe UI" fo:font-size="12pt" fo:letter-spacing="normal" fo:font-style="normal" fo:font-weight="bold" officeooo:rsid="00200f7b" officeooo:paragraph-rsid="00200f7b"/>
    </style:style>
    <style:style style:name="P6" style:family="paragraph" style:parent-style-name="Standard">
      <style:text-properties officeooo:paragraph-rsid="0021bf12"/>
    </style:style>
    <style:style style:name="P7" style:family="paragraph" style:parent-style-name="Standard">
      <style:text-properties officeooo:rsid="00231a53" officeooo:paragraph-rsid="00231a53"/>
    </style:style>
    <style:style style:name="P8" style:family="paragraph" style:parent-style-name="Standard">
      <style:text-properties officeooo:rsid="001e5960" officeooo:paragraph-rsid="001e5960"/>
    </style:style>
    <style:style style:name="P9" style:family="paragraph" style:parent-style-name="Standard">
      <style:text-properties officeooo:rsid="002438c8" officeooo:paragraph-rsid="002438c8"/>
    </style:style>
    <style:style style:name="P10" style:family="paragraph" style:parent-style-name="Standard">
      <style:text-properties fo:font-size="12pt" officeooo:paragraph-rsid="0021bf12" style:font-size-asian="12pt" style:font-size-complex="12pt"/>
    </style:style>
    <style:style style:name="P11" style:family="paragraph" style:parent-style-name="Standard">
      <style:text-properties officeooo:rsid="00200f7b" officeooo:paragraph-rsid="00200f7b"/>
    </style:style>
    <style:style style:name="P12" style:family="paragraph" style:parent-style-name="Standard">
      <style:text-properties officeooo:rsid="002b7ca6" officeooo:paragraph-rsid="002b7ca6"/>
    </style:style>
    <style:style style:name="T1" style:family="text">
      <style:text-properties officeooo:rsid="0021bf12"/>
    </style:style>
    <style:style style:name="T2" style:family="text">
      <style:text-properties fo:font-variant="normal" fo:text-transform="none" fo:color="#201f1e" loext:opacity="100%" style:font-name="Segoe UI1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color="#201f1e" loext:opacity="100%" style:font-name="Segoe UI1" fo:font-size="11pt" fo:letter-spacing="normal" fo:font-style="normal" fo:font-weight="bold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62b10"/>
    </style:style>
    <style:style style:name="T6" style:family="text">
      <style:text-properties officeooo:rsid="0029e1bc"/>
    </style:style>
    <style:style style:name="T7" style:family="text">
      <style:text-properties officeooo:rsid="002a07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 password kris123*</text:p>
      <text:p text:style-name="P1"/>
      <text:p text:style-name="P1">mis Rbkrishna!!25</text:p>
      <text:p text:style-name="P8">nucleus Rbkrishna!!25</text:p>
      <text:p text:style-name="P9">iportal <text:span text:style-name="T6">Balaji!!1</text:span></text:p>
      <text:p text:style-name="P1">outlook Rbk250520</text:p>
      <text:p text:style-name="P2">lms pa$$w0rd</text:p>
      <text:p text:style-name="P2"><text:s text:c="6"/><text:span text:style-name="T5">Referal password:Rbkrishna!!25</text:span> <text:s text:c="12"/></text:p>
      <text:p text:style-name="P6"><text:span text:style-name="T1">saral ess </text:span><text:span text:style-name="T3">User ID : 5980 </text:span><text:span text:style-name="T2"><text:s/>Password : 6x0rk</text:span><text:span text:style-name="T4"> </text:span></text:p>
      <text:p text:style-name="P10"/>
      <text:p text:style-name="P2"><text:s/><text:span text:style-name="T7">mediassist: krish2505!!25</text:span></text:p>
      <text:p text:style-name="P12">medibuddy:Krish2505!!25</text:p>
      <text:p text:style-name="P7">uan no: 101726750913</text:p>
      <text:p text:style-name="P2"/>
      <text:p text:style-name="P5">SYS Admin -Naveen P N - naveen_pn@thbs.com </text:p>
      <text:p text:style-name="P3">For any queries related to sytem ( key pad issue, sys not rebooting properly, webcam etc ) , vpn login issue.</text:p>
      <text:p text:style-name="P4">HR - Ashish Abraham - ashihs_abraham@thbs.com </text:p>
      <text:p text:style-name="P3">For any queries related to salary , documents submission , insurance ,</text:p>
      <text:p text:style-name="P4">Internal Applications - iamt@thbs.com / Krishna Gopal sharma</text:p>
      <text:p text:style-name="P3">For any queries related to MIS , Nucleus, Iportal , timesheet issue, Not able to apply leave etc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egoe UI1" svg:font-family="'Segoe UI', 'Segoe UI Web (West European)', 'Segoe UI', apple-system, BlinkMacSystemFont, Roboto, 'Helvetica Neue', sans-serif"/>
    <style:font-face style:name="Segoe UI" svg:font-family="'Segoe UI', system-ui, 'Apple Color Emoji', 'Segoe UI Emoji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3T12:08:41.230000000</meta:creation-date>
    <dc:date>2021-12-01T14:47:55.580000000</dc:date>
    <meta:editing-duration>PT2H38M35S</meta:editing-duration>
    <meta:editing-cycles>12</meta:editing-cycles>
    <meta:generator>LibreOffice/7.1.7.2$Windows_X86_64 LibreOffice_project/c6a4e3954236145e2acb0b65f68614365aeee33f</meta:generator>
    <meta:document-statistic meta:table-count="0" meta:image-count="0" meta:object-count="0" meta:page-count="1" meta:paragraph-count="17" meta:word-count="102" meta:character-count="694" meta:non-whitespace-character-count="585"/>
  </office:meta>
</office:document-meta>
</file>